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b6c" officeooo:paragraph-rsid="000e2b6c"/>
    </style:style>
    <style:style style:name="P2" style:family="paragraph" style:parent-style-name="Standard">
      <style:text-properties officeooo:paragraph-rsid="000ec2ad"/>
    </style:style>
    <style:style style:name="T1" style:family="text">
      <style:text-properties officeooo:rsid="000fb405"/>
    </style:style>
    <style:style style:name="T2" style:family="text">
      <style:text-properties officeooo:rsid="000ec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ode </text:span><text:span text:style-name="T1">(terminal) for getting </text:span><text:span text:style-name="T2">16s </text:span><text:span text:style-name="T1">sequences</text:span><text:span text:style-name="T2"> </text:span><text:span text:style-name="T1">with</text:span><text:span text:style-name="T2"> SRA </text:span><text:span text:style-name="T1">toolkit</text:span></text:p>
      <text:p text:style-name="P1"/>
      <text:p text:style-name="P1"/>
      <text:p text:style-name="P1">Export PATH=$PATH:/home/svenja/sratoolkit.3.0.0.-ubuntu64/bin</text:p>
      <text:p text:style-name="Standard"/>
      <text:p text:style-name="Standard"/>
      <text:p text:style-name="Standard">prefetch SRR12567135</text:p>
      <text:p text:style-name="Standard">prefetch SRR12567136</text:p>
      <text:p text:style-name="Standard">prefetch SRR12567137</text:p>
      <text:p text:style-name="Standard">prefetch SRR12567138</text:p>
      <text:p text:style-name="Standard">prefetch SRR12567139</text:p>
      <text:p text:style-name="Standard">prefetch SRR12567140</text:p>
      <text:p text:style-name="Standard">prefetch SRR12567141</text:p>
      <text:p text:style-name="Standard">prefetch SRR12567142</text:p>
      <text:p text:style-name="Standard">prefetch SRR12567143</text:p>
      <text:p text:style-name="Standard">prefetch SRR12567144</text:p>
      <text:p text:style-name="Standard">prefetch SRR12567145</text:p>
      <text:p text:style-name="Standard">prefetch SRR12567146</text:p>
      <text:p text:style-name="Standard">prefetch SRR12567147</text:p>
      <text:p text:style-name="Standard">prefetch SRR12567148</text:p>
      <text:p text:style-name="Standard">prefetch SRR12567149</text:p>
      <text:p text:style-name="Standard">prefetch SRR12567150</text:p>
      <text:p text:style-name="Standard">prefetch SRR12567151</text:p>
      <text:p text:style-name="Standard">prefetch SRR12567152</text:p>
      <text:p text:style-name="Standard">prefetch SRR12567153</text:p>
      <text:p text:style-name="Standard">prefetch SRR12567154</text:p>
      <text:p text:style-name="Standard">prefetch SRR12567155</text:p>
      <text:p text:style-name="Standard">prefetch SRR12567156</text:p>
      <text:p text:style-name="Standard">prefetch SRR12567157</text:p>
      <text:p text:style-name="Standard">prefetch SRR12567158</text:p>
      <text:p text:style-name="Standard">prefetch SRR12567159</text:p>
      <text:p text:style-name="Standard">prefetch SRR12567160</text:p>
      <text:p text:style-name="Standard">prefetch SRR12567161</text:p>
      <text:p text:style-name="Standard">prefetch SRR12567162</text:p>
      <text:p text:style-name="Standard">prefetch SRR12567163</text:p>
      <text:p text:style-name="Standard">prefetch SRR12567164</text:p>
      <text:p text:style-name="Standard">prefetch SRR12567165</text:p>
      <text:p text:style-name="Standard">prefetch SRR12567166</text:p>
      <text:p text:style-name="Standard">prefetch SRR12567167</text:p>
      <text:p text:style-name="Standard">prefetch SRR12567168</text:p>
      <text:p text:style-name="Standard">prefetch SRR12567169</text:p>
      <text:p text:style-name="Standard">prefetch SRR12567170</text:p>
      <text:p text:style-name="Standard">prefetch SRR12567171</text:p>
      <text:p text:style-name="Standard">prefetch SRR12567172</text:p>
      <text:p text:style-name="Standard">prefetch SRR12567173</text:p>
      <text:p text:style-name="Standard">prefetch SRR12567174</text:p>
      <text:p text:style-name="Standard">prefetch SRR12567175</text:p>
      <text:p text:style-name="Standard">prefetch SRR12567176</text:p>
      <text:p text:style-name="Standard">prefetch SRR12567177</text:p>
      <text:p text:style-name="Standard">prefetch SRR12567178</text:p>
      <text:p text:style-name="Standard">prefetch SRR12567179</text:p>
      <text:p text:style-name="Standard">prefetch SRR12567180</text:p>
      <text:p text:style-name="Standard"><text:soft-page-break/>prefetch SRR12567181</text:p>
      <text:p text:style-name="Standard">prefetch SRR12567182</text:p>
      <text:p text:style-name="Standard">prefetch SRR12567183</text:p>
      <text:p text:style-name="Standard">prefetch SRR12567184</text:p>
      <text:p text:style-name="Standard">prefetch SRR12567185</text:p>
      <text:p text:style-name="Standard">prefetch SRR12567186</text:p>
      <text:p text:style-name="Standard">prefetch SRR12567187</text:p>
      <text:p text:style-name="Standard">prefetch SRR12567188</text:p>
      <text:p text:style-name="Standard">prefetch SRR12567189</text:p>
      <text:p text:style-name="Standard">prefetch SRR12567190</text:p>
      <text:p text:style-name="Standard">prefetch SRR12567191</text:p>
      <text:p text:style-name="Standard">prefetch SRR12567192</text:p>
      <text:p text:style-name="Standard">prefetch SRR12567193</text:p>
      <text:p text:style-name="Standard">prefetch SRR12567194</text:p>
      <text:p text:style-name="Standard">prefetch SRR12567195</text:p>
      <text:p text:style-name="Standard">prefetch SRR12567196</text:p>
      <text:p text:style-name="Standard">prefetch SRR12567197</text:p>
      <text:p text:style-name="Standard">prefetch SRR12567198</text:p>
      <text:p text:style-name="Standard">prefetch SRR12567199</text:p>
      <text:p text:style-name="Standard">prefetch SRR12567200</text:p>
      <text:p text:style-name="Standard">prefetch SRR12567201</text:p>
      <text:p text:style-name="Standard">prefetch SRR12567202</text:p>
      <text:p text:style-name="Standard">prefetch SRR12567203</text:p>
      <text:p text:style-name="Standard">prefetch SRR12567204</text:p>
      <text:p text:style-name="Standard">prefetch SRR12567205</text:p>
      <text:p text:style-name="Standard">prefetch SRR12567206</text:p>
      <text:p text:style-name="Standard">prefetch SRR12567207</text:p>
      <text:p text:style-name="Standard">prefetch SRR12567208</text:p>
      <text:p text:style-name="Standard">prefetch SRR12567209</text:p>
      <text:p text:style-name="Standard">prefetch SRR12567210</text:p>
      <text:p text:style-name="Standard">prefetch SRR12567211</text:p>
      <text:p text:style-name="Standard">prefetch SRR12567212</text:p>
      <text:p text:style-name="Standard">prefetch SRR12567213</text:p>
      <text:p text:style-name="Standard">prefetch SRR12567214</text:p>
      <text:p text:style-name="Standard">prefetch SRR12567215</text:p>
      <text:p text:style-name="Standard">prefetch SRR12567216</text:p>
      <text:p text:style-name="Standard">prefetch SRR12567217</text:p>
      <text:p text:style-name="Standard">prefetch SRR12567218</text:p>
      <text:p text:style-name="Standard">prefetch SRR12567219</text:p>
      <text:p text:style-name="Standard">prefetch SRR12567220</text:p>
      <text:p text:style-name="Standard">prefetch SRR12567221</text:p>
      <text:p text:style-name="Standard">prefetch SRR12567222</text:p>
      <text:p text:style-name="Standard">prefetch SRR12567223</text:p>
      <text:p text:style-name="Standard">prefetch SRR12567224</text:p>
      <text:p text:style-name="Standard">prefetch SRR12567225</text:p>
      <text:p text:style-name="Standard">prefetch SRR12567226</text:p>
      <text:p text:style-name="Standard">prefetch SRR12567227</text:p>
      <text:p text:style-name="Standard">prefetch SRR12567228</text:p>
      <text:p text:style-name="Standard">prefetch SRR12567229</text:p>
      <text:p text:style-name="Standard">prefetch SRR12567230</text:p>
      <text:p text:style-name="Standard">prefetch SRR12567231</text:p>
      <text:p text:style-name="Standard">prefetch SRR12567232</text:p>
      <text:p text:style-name="Standard"><text:soft-page-break/>prefetch SRR12567233</text:p>
      <text:p text:style-name="Standard">prefetch SRR12567234</text:p>
      <text:p text:style-name="Standard">prefetch SRR12567235</text:p>
      <text:p text:style-name="Standard">prefetch SRR12567236</text:p>
      <text:p text:style-name="Standard">prefetch SRR12567237</text:p>
      <text:p text:style-name="Standard">prefetch SRR12567238</text:p>
      <text:p text:style-name="Standard">prefetch SRR12567239</text:p>
      <text:p text:style-name="Standard">prefetch SRR12567240</text:p>
      <text:p text:style-name="Standard">prefetch SRR12567241</text:p>
      <text:p text:style-name="Standard">prefetch SRR12567242</text:p>
      <text:p text:style-name="Standard">prefetch SRR12567243</text:p>
      <text:p text:style-name="Standard">prefetch SRR12567244</text:p>
      <text:p text:style-name="Standard">prefetch SRR12567245</text:p>
      <text:p text:style-name="Standard">prefetch SRR12567246</text:p>
      <text:p text:style-name="Standard">prefetch SRR12567247</text:p>
      <text:p text:style-name="Standard">prefetch SRR12567248</text:p>
      <text:p text:style-name="Standard">prefetch SRR12567249</text:p>
      <text:p text:style-name="Standard">prefetch SRR12567250</text:p>
      <text:p text:style-name="Standard">prefetch SRR12567251</text:p>
      <text:p text:style-name="Standard">prefetch SRR12567252</text:p>
      <text:p text:style-name="Standard">prefetch SRR12567253</text:p>
      <text:p text:style-name="Standard">prefetch SRR12567254</text:p>
      <text:p text:style-name="Standard">prefetch SRR12567255</text:p>
      <text:p text:style-name="Standard">prefetch SRR12567256</text:p>
      <text:p text:style-name="Standard">prefetch SRR12567257</text:p>
      <text:p text:style-name="Standard">prefetch SRR12567258</text:p>
      <text:p text:style-name="Standard">prefetch SRR12567259</text:p>
      <text:p text:style-name="Standard">prefetch SRR12567260</text:p>
      <text:p text:style-name="Standard">prefetch SRR12567261</text:p>
      <text:p text:style-name="Standard">prefetch SRR12567262</text:p>
      <text:p text:style-name="Standard">prefetch SRR12567263</text:p>
      <text:p text:style-name="Standard">prefetch SRR12567264</text:p>
      <text:p text:style-name="Standard">prefetch SRR12567265</text:p>
      <text:p text:style-name="Standard">prefetch SRR12567266</text:p>
      <text:p text:style-name="Standard">prefetch SRR12567267</text:p>
      <text:p text:style-name="Standard">prefetch SRR12567268</text:p>
      <text:p text:style-name="Standard">prefetch SRR12567269</text:p>
      <text:p text:style-name="Standard">prefetch SRR12567270</text:p>
      <text:p text:style-name="Standard">prefetch SRR12567271</text:p>
      <text:p text:style-name="Standard">prefetch SRR12567272</text:p>
      <text:p text:style-name="Standard">prefetch SRR12567273</text:p>
      <text:p text:style-name="Standard">prefetch SRR12567274</text:p>
      <text:p text:style-name="Standard">prefetch SRR12567275</text:p>
      <text:p text:style-name="Standard">prefetch SRR12567276</text:p>
      <text:p text:style-name="Standard">prefetch SRR12567277</text:p>
      <text:p text:style-name="Standard">prefetch SRR12567278</text:p>
      <text:p text:style-name="Standard">prefetch SRR12567279</text:p>
      <text:p text:style-name="Standard">prefetch SRR12567280</text:p>
      <text:p text:style-name="Standard">prefetch SRR12567281</text:p>
      <text:p text:style-name="Standard">prefetch SRR12567282</text:p>
      <text:p text:style-name="Standard">prefetch SRR12567283</text:p>
      <text:p text:style-name="Standard">prefetch SRR12567284</text:p>
      <text:p text:style-name="Standard"><text:soft-page-break/>prefetch SRR12567285</text:p>
      <text:p text:style-name="Standard">prefetch SRR12567286</text:p>
      <text:p text:style-name="Standard">prefetch SRR12567287</text:p>
      <text:p text:style-name="Standard">prefetch SRR12567288</text:p>
      <text:p text:style-name="Standard">prefetch SRR12567289</text:p>
      <text:p text:style-name="Standard">prefetch SRR12567290</text:p>
      <text:p text:style-name="Standard">prefetch SRR12567291</text:p>
      <text:p text:style-name="Standard">prefetch SRR12567292</text:p>
      <text:p text:style-name="Standard">prefetch SRR12567293</text:p>
      <text:p text:style-name="Standard">prefetch SRR12567294</text:p>
      <text:p text:style-name="Standard">prefetch SRR12567295</text:p>
      <text:p text:style-name="Standard">prefetch SRR12567296</text:p>
      <text:p text:style-name="Standard">prefetch SRR12567297</text:p>
      <text:p text:style-name="Standard">prefetch SRR12567298</text:p>
      <text:p text:style-name="Standard">prefetch SRR12567299</text:p>
      <text:p text:style-name="Standard">prefetch SRR12567300</text:p>
      <text:p text:style-name="Standard">prefetch SRR12567301</text:p>
      <text:p text:style-name="Standard"/>
      <text:p text:style-name="Standard"/>
      <text:p text:style-name="Standard">fastq-dump --split-files --gzip SRR12567135</text:p>
      <text:p text:style-name="Standard">fastq-dump --split-files --gzip SRR12567136</text:p>
      <text:p text:style-name="Standard">fastq-dump --split-files --gzip SRR12567137</text:p>
      <text:p text:style-name="Standard">fastq-dump --split-files --gzip SRR12567138</text:p>
      <text:p text:style-name="Standard">fastq-dump --split-files --gzip SRR12567139</text:p>
      <text:p text:style-name="Standard">fastq-dump --split-files --gzip SRR12567140</text:p>
      <text:p text:style-name="Standard">fastq-dump --split-files --gzip SRR12567141</text:p>
      <text:p text:style-name="Standard">fastq-dump --split-files --gzip SRR12567142</text:p>
      <text:p text:style-name="Standard">fastq-dump --split-files --gzip SRR12567143</text:p>
      <text:p text:style-name="Standard">fastq-dump --split-files --gzip SRR12567144</text:p>
      <text:p text:style-name="Standard">fastq-dump --split-files --gzip SRR12567145</text:p>
      <text:p text:style-name="Standard">fastq-dump --split-files --gzip SRR12567146</text:p>
      <text:p text:style-name="Standard">fastq-dump --split-files --gzip SRR12567147</text:p>
      <text:p text:style-name="Standard">fastq-dump --split-files --gzip SRR12567148</text:p>
      <text:p text:style-name="Standard">fastq-dump --split-files --gzip SRR12567149</text:p>
      <text:p text:style-name="Standard">fastq-dump --split-files --gzip SRR12567150</text:p>
      <text:p text:style-name="Standard">fastq-dump --split-files --gzip SRR12567151</text:p>
      <text:p text:style-name="Standard">fastq-dump --split-files --gzip SRR12567152</text:p>
      <text:p text:style-name="Standard">fastq-dump --split-files --gzip SRR12567153</text:p>
      <text:p text:style-name="Standard">fastq-dump --split-files --gzip SRR12567154</text:p>
      <text:p text:style-name="Standard">fastq-dump --split-files --gzip SRR12567155</text:p>
      <text:p text:style-name="Standard">fastq-dump --split-files --gzip SRR12567156</text:p>
      <text:p text:style-name="Standard">fastq-dump --split-files --gzip SRR12567157</text:p>
      <text:p text:style-name="Standard">fastq-dump --split-files --gzip SRR12567158</text:p>
      <text:p text:style-name="Standard">fastq-dump --split-files --gzip SRR12567159</text:p>
      <text:p text:style-name="Standard">fastq-dump --split-files --gzip SRR12567160</text:p>
      <text:p text:style-name="Standard">fastq-dump --split-files --gzip SRR12567161</text:p>
      <text:p text:style-name="Standard">fastq-dump --split-files --gzip SRR12567162</text:p>
      <text:p text:style-name="Standard">fastq-dump --split-files --gzip SRR12567163</text:p>
      <text:p text:style-name="Standard">fastq-dump --split-files --gzip SRR12567164</text:p>
      <text:p text:style-name="Standard">fastq-dump --split-files --gzip SRR12567165</text:p>
      <text:p text:style-name="Standard">fastq-dump --split-files --gzip SRR12567166</text:p>
      <text:p text:style-name="Standard">fastq-dump --split-files --gzip SRR12567167</text:p>
      <text:p text:style-name="Standard"><text:soft-page-break/>fastq-dump --split-files --gzip SRR12567168</text:p>
      <text:p text:style-name="Standard">fastq-dump --split-files --gzip SRR12567169</text:p>
      <text:p text:style-name="Standard">fastq-dump --split-files --gzip SRR12567170</text:p>
      <text:p text:style-name="Standard">fastq-dump --split-files --gzip SRR12567171</text:p>
      <text:p text:style-name="Standard">fastq-dump --split-files --gzip SRR12567172</text:p>
      <text:p text:style-name="Standard">fastq-dump --split-files --gzip SRR12567173</text:p>
      <text:p text:style-name="Standard">fastq-dump --split-files --gzip SRR12567174</text:p>
      <text:p text:style-name="Standard">fastq-dump --split-files --gzip SRR12567175</text:p>
      <text:p text:style-name="Standard">fastq-dump --split-files --gzip SRR12567176</text:p>
      <text:p text:style-name="Standard">fastq-dump --split-files --gzip SRR12567177</text:p>
      <text:p text:style-name="Standard">fastq-dump --split-files --gzip SRR12567178</text:p>
      <text:p text:style-name="Standard">fastq-dump --split-files --gzip SRR12567179</text:p>
      <text:p text:style-name="Standard">fastq-dump --split-files --gzip SRR12567180</text:p>
      <text:p text:style-name="Standard">fastq-dump --split-files --gzip SRR12567181</text:p>
      <text:p text:style-name="Standard">fastq-dump --split-files --gzip SRR12567182</text:p>
      <text:p text:style-name="Standard">fastq-dump --split-files --gzip SRR12567183</text:p>
      <text:p text:style-name="Standard">fastq-dump --split-files --gzip SRR12567184</text:p>
      <text:p text:style-name="Standard">fastq-dump --split-files --gzip SRR12567185</text:p>
      <text:p text:style-name="Standard">fastq-dump --split-files --gzip SRR12567186</text:p>
      <text:p text:style-name="Standard">fastq-dump --split-files --gzip SRR12567187</text:p>
      <text:p text:style-name="Standard">fastq-dump --split-files --gzip SRR12567188</text:p>
      <text:p text:style-name="Standard">fastq-dump --split-files --gzip SRR12567189</text:p>
      <text:p text:style-name="Standard">fastq-dump --split-files --gzip SRR12567190</text:p>
      <text:p text:style-name="Standard">fastq-dump --split-files --gzip SRR12567191</text:p>
      <text:p text:style-name="Standard">fastq-dump --split-files --gzip SRR12567192</text:p>
      <text:p text:style-name="Standard">fastq-dump --split-files --gzip SRR12567193</text:p>
      <text:p text:style-name="Standard">fastq-dump --split-files --gzip SRR12567194</text:p>
      <text:p text:style-name="Standard">fastq-dump --split-files --gzip SRR12567195</text:p>
      <text:p text:style-name="Standard">fastq-dump --split-files --gzip SRR12567196</text:p>
      <text:p text:style-name="Standard">fastq-dump --split-files --gzip SRR12567197</text:p>
      <text:p text:style-name="Standard">fastq-dump --split-files --gzip SRR12567198</text:p>
      <text:p text:style-name="Standard">fastq-dump --split-files --gzip SRR12567199</text:p>
      <text:p text:style-name="Standard">fastq-dump --split-files --gzip SRR12567200</text:p>
      <text:p text:style-name="Standard">fastq-dump --split-files --gzip SRR12567201</text:p>
      <text:p text:style-name="Standard">fastq-dump --split-files --gzip SRR12567202</text:p>
      <text:p text:style-name="Standard">fastq-dump --split-files --gzip SRR12567203</text:p>
      <text:p text:style-name="Standard">fastq-dump --split-files --gzip SRR12567204</text:p>
      <text:p text:style-name="Standard">fastq-dump --split-files --gzip SRR12567205</text:p>
      <text:p text:style-name="Standard">fastq-dump --split-files --gzip SRR12567206</text:p>
      <text:p text:style-name="Standard">fastq-dump --split-files --gzip SRR12567207</text:p>
      <text:p text:style-name="Standard">fastq-dump --split-files --gzip SRR12567208</text:p>
      <text:p text:style-name="Standard">fastq-dump --split-files --gzip SRR12567209</text:p>
      <text:p text:style-name="Standard">fastq-dump --split-files --gzip SRR12567210</text:p>
      <text:p text:style-name="Standard">fastq-dump --split-files --gzip SRR12567211</text:p>
      <text:p text:style-name="Standard">fastq-dump --split-files --gzip SRR12567212</text:p>
      <text:p text:style-name="Standard">fastq-dump --split-files --gzip SRR12567213</text:p>
      <text:p text:style-name="Standard">fastq-dump --split-files --gzip SRR12567214</text:p>
      <text:p text:style-name="Standard">fastq-dump --split-files --gzip SRR12567215</text:p>
      <text:p text:style-name="Standard">fastq-dump --split-files --gzip SRR12567216</text:p>
      <text:p text:style-name="Standard">fastq-dump --split-files --gzip SRR12567217</text:p>
      <text:p text:style-name="Standard">fastq-dump --split-files --gzip SRR12567218</text:p>
      <text:p text:style-name="Standard">fastq-dump --split-files --gzip SRR12567219</text:p>
      <text:p text:style-name="Standard"><text:soft-page-break/>fastq-dump --split-files --gzip SRR12567220</text:p>
      <text:p text:style-name="Standard">fastq-dump --split-files --gzip SRR12567221</text:p>
      <text:p text:style-name="Standard">fastq-dump --split-files --gzip SRR12567222</text:p>
      <text:p text:style-name="Standard">fastq-dump --split-files --gzip SRR12567223</text:p>
      <text:p text:style-name="Standard">fastq-dump --split-files --gzip SRR12567224</text:p>
      <text:p text:style-name="Standard">fastq-dump --split-files --gzip SRR12567225</text:p>
      <text:p text:style-name="Standard">fastq-dump --split-files --gzip SRR12567226</text:p>
      <text:p text:style-name="Standard">fastq-dump --split-files --gzip SRR12567227</text:p>
      <text:p text:style-name="Standard">fastq-dump --split-files --gzip SRR12567228</text:p>
      <text:p text:style-name="Standard">fastq-dump --split-files --gzip SRR12567229</text:p>
      <text:p text:style-name="Standard">fastq-dump --split-files --gzip SRR12567230</text:p>
      <text:p text:style-name="Standard">fastq-dump --split-files --gzip SRR12567231</text:p>
      <text:p text:style-name="Standard">fastq-dump --split-files --gzip SRR12567232</text:p>
      <text:p text:style-name="Standard">fastq-dump --split-files --gzip SRR12567233</text:p>
      <text:p text:style-name="Standard">fastq-dump --split-files --gzip SRR12567234</text:p>
      <text:p text:style-name="Standard">fastq-dump --split-files --gzip SRR12567235</text:p>
      <text:p text:style-name="Standard">fastq-dump --split-files --gzip SRR12567236</text:p>
      <text:p text:style-name="Standard">fastq-dump --split-files --gzip SRR12567237</text:p>
      <text:p text:style-name="Standard">fastq-dump --split-files --gzip SRR12567238</text:p>
      <text:p text:style-name="Standard">fastq-dump --split-files --gzip SRR12567239</text:p>
      <text:p text:style-name="Standard">fastq-dump --split-files --gzip SRR12567240</text:p>
      <text:p text:style-name="Standard">fastq-dump --split-files --gzip SRR12567241</text:p>
      <text:p text:style-name="Standard">fastq-dump --split-files --gzip SRR12567242</text:p>
      <text:p text:style-name="Standard">fastq-dump --split-files --gzip SRR12567243</text:p>
      <text:p text:style-name="Standard">fastq-dump --split-files --gzip SRR12567244</text:p>
      <text:p text:style-name="Standard">fastq-dump --split-files --gzip SRR12567245</text:p>
      <text:p text:style-name="Standard">fastq-dump --split-files --gzip SRR12567246</text:p>
      <text:p text:style-name="Standard">fastq-dump --split-files --gzip SRR12567247</text:p>
      <text:p text:style-name="Standard">fastq-dump --split-files --gzip SRR12567248</text:p>
      <text:p text:style-name="Standard">fastq-dump --split-files --gzip SRR12567249</text:p>
      <text:p text:style-name="Standard">fastq-dump --split-files --gzip SRR12567250</text:p>
      <text:p text:style-name="Standard">fastq-dump --split-files --gzip SRR12567251</text:p>
      <text:p text:style-name="Standard">fastq-dump --split-files --gzip SRR12567252</text:p>
      <text:p text:style-name="Standard">fastq-dump --split-files --gzip SRR12567253</text:p>
      <text:p text:style-name="Standard">fastq-dump --split-files --gzip SRR12567254</text:p>
      <text:p text:style-name="Standard">fastq-dump --split-files --gzip SRR12567255</text:p>
      <text:p text:style-name="Standard">fastq-dump --split-files --gzip SRR12567256</text:p>
      <text:p text:style-name="Standard">fastq-dump --split-files --gzip SRR12567257</text:p>
      <text:p text:style-name="Standard">fastq-dump --split-files --gzip SRR12567258</text:p>
      <text:p text:style-name="Standard">fastq-dump --split-files --gzip SRR12567259</text:p>
      <text:p text:style-name="Standard">fastq-dump --split-files --gzip SRR12567260</text:p>
      <text:p text:style-name="Standard">fastq-dump --split-files --gzip SRR12567261</text:p>
      <text:p text:style-name="Standard">fastq-dump --split-files --gzip SRR12567262</text:p>
      <text:p text:style-name="Standard">fastq-dump --split-files --gzip SRR12567263</text:p>
      <text:p text:style-name="Standard">fastq-dump --split-files --gzip SRR12567264</text:p>
      <text:p text:style-name="Standard">fastq-dump --split-files --gzip SRR12567265</text:p>
      <text:p text:style-name="Standard">fastq-dump --split-files --gzip SRR12567266</text:p>
      <text:p text:style-name="Standard">fastq-dump --split-files --gzip SRR12567267</text:p>
      <text:p text:style-name="Standard">fastq-dump --split-files --gzip SRR12567268</text:p>
      <text:p text:style-name="Standard">fastq-dump --split-files --gzip SRR12567269</text:p>
      <text:p text:style-name="Standard">fastq-dump --split-files --gzip SRR12567270</text:p>
      <text:p text:style-name="Standard">fastq-dump --split-files --gzip SRR12567271</text:p>
      <text:p text:style-name="Standard"><text:soft-page-break/>fastq-dump --split-files --gzip SRR12567272</text:p>
      <text:p text:style-name="Standard">fastq-dump --split-files --gzip SRR12567273</text:p>
      <text:p text:style-name="Standard">fastq-dump --split-files --gzip SRR12567274</text:p>
      <text:p text:style-name="Standard">fastq-dump --split-files --gzip SRR12567275</text:p>
      <text:p text:style-name="Standard">fastq-dump --split-files --gzip SRR12567276</text:p>
      <text:p text:style-name="Standard">fastq-dump --split-files --gzip SRR12567277</text:p>
      <text:p text:style-name="Standard">fastq-dump --split-files --gzip SRR12567278</text:p>
      <text:p text:style-name="Standard">fastq-dump --split-files --gzip SRR12567279</text:p>
      <text:p text:style-name="Standard">fastq-dump --split-files --gzip SRR12567280</text:p>
      <text:p text:style-name="Standard">fastq-dump --split-files --gzip SRR12567281</text:p>
      <text:p text:style-name="Standard">fastq-dump --split-files --gzip SRR12567282</text:p>
      <text:p text:style-name="Standard">fastq-dump --split-files --gzip SRR12567283</text:p>
      <text:p text:style-name="Standard">fastq-dump --split-files --gzip SRR12567284</text:p>
      <text:p text:style-name="Standard">fastq-dump --split-files --gzip SRR12567285</text:p>
      <text:p text:style-name="Standard">fastq-dump --split-files --gzip SRR12567286</text:p>
      <text:p text:style-name="Standard">fastq-dump --split-files --gzip SRR12567287</text:p>
      <text:p text:style-name="Standard">fastq-dump --split-files --gzip SRR12567288</text:p>
      <text:p text:style-name="Standard">fastq-dump --split-files --gzip SRR12567289</text:p>
      <text:p text:style-name="Standard">fastq-dump --split-files --gzip SRR12567290</text:p>
      <text:p text:style-name="Standard">fastq-dump --split-files --gzip SRR12567291</text:p>
      <text:p text:style-name="Standard">fastq-dump --split-files --gzip SRR12567292</text:p>
      <text:p text:style-name="Standard">fastq-dump --split-files --gzip SRR12567293</text:p>
      <text:p text:style-name="Standard">fastq-dump --split-files --gzip SRR12567294</text:p>
      <text:p text:style-name="Standard">fastq-dump --split-files --gzip SRR12567295</text:p>
      <text:p text:style-name="Standard">fastq-dump --split-files --gzip SRR12567296</text:p>
      <text:p text:style-name="Standard">fastq-dump --split-files --gzip SRR12567297</text:p>
      <text:p text:style-name="Standard">fastq-dump --split-files --gzip SRR12567298</text:p>
      <text:p text:style-name="Standard">fastq-dump --split-files --gzip SRR12567299</text:p>
      <text:p text:style-name="Standard">fastq-dump --split-files --gzip SRR12567300</text:p>
      <text:p text:style-name="Standard">fastq-dump --split-files --gzip SRR125673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2:18:53.314340997</meta:creation-date>
    <dc:date>2022-09-08T09:59:22.154530298</dc:date>
    <meta:editing-duration>PT2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336" meta:word-count="1347" meta:character-count="10640" meta:non-whitespace-character-count="9963"/>
  </office:meta>
</office:document-meta>
</file>